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9pt" fo:language="en" fo:country="US" officeooo:rsid="001adf75" officeooo:paragraph-rsid="001adf75" style:font-size-asian="9pt" style:font-size-complex="9pt"/>
    </style:style>
    <style:style style:name="P2" style:family="paragraph" style:parent-style-name="Standard">
      <style:text-properties style:font-name="Courier 10 Pitch" fo:font-size="9pt" fo:language="en" fo:country="US" officeooo:rsid="0018fb1d" officeooo:paragraph-rsid="0018fb1d" style:font-size-asian="9pt" style:font-size-complex="9pt"/>
    </style:style>
    <style:style style:name="P3" style:family="paragraph" style:parent-style-name="Standard">
      <style:text-properties style:font-name="Courier 10 Pitch" fo:font-size="9pt" fo:language="en" fo:country="US" officeooo:rsid="001c10a6" officeooo:paragraph-rsid="001c10a6" style:font-size-asian="9pt" style:font-size-complex="9pt"/>
    </style:style>
    <style:style style:name="P4" style:family="paragraph" style:parent-style-name="Standard">
      <style:text-properties style:font-name="Courier 10 Pitch" fo:font-size="9pt" fo:language="en" fo:country="US" fo:font-weight="bold" officeooo:rsid="001adf75" officeooo:paragraph-rsid="001adf75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urier 10 Pitch" fo:font-size="9pt" fo:language="en" fo:country="US" fo:font-weight="bold" officeooo:rsid="001f1197" officeooo:paragraph-rsid="001f1197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urier 10 Pitch" fo:font-size="9pt" fo:language="en" fo:country="US" fo:font-weight="bold" officeooo:rsid="00203577" officeooo:paragraph-rsid="00203577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urier 10 Pitch" fo:font-size="9pt" fo:language="en" fo:country="US" fo:font-weight="bold" officeooo:rsid="00217bce" officeooo:paragraph-rsid="00217bce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urier 10 Pitch" fo:font-size="9pt" fo:language="en" fo:country="US" fo:font-weight="bold" officeooo:rsid="00235fe7" officeooo:paragraph-rsid="00235fe7" style:font-size-asian="9pt" style:font-weight-asian="bold" style:font-size-complex="9pt" style:font-weight-complex="bold"/>
    </style:style>
    <style:style style:name="P9" style:family="paragraph" style:parent-style-name="Standard">
      <style:text-properties fo:language="en" fo:country="US" officeooo:rsid="0010aae7" officeooo:paragraph-rsid="00188ac6"/>
    </style:style>
    <style:style style:name="P10" style:family="paragraph" style:parent-style-name="Standard">
      <style:text-properties fo:language="en" fo:country="US" officeooo:rsid="0010aae7" officeooo:paragraph-rsid="001c10a6"/>
    </style:style>
    <style:style style:name="P11" style:family="paragraph" style:parent-style-name="Standard">
      <style:text-properties fo:language="en" fo:country="US" officeooo:rsid="0010aae7" officeooo:paragraph-rsid="0010aae7"/>
    </style:style>
    <style:style style:name="P12" style:family="paragraph" style:parent-style-name="Standard">
      <style:text-properties fo:language="en" fo:country="US" officeooo:rsid="00119021" officeooo:paragraph-rsid="0021b439"/>
    </style:style>
    <style:style style:name="P13" style:family="paragraph" style:parent-style-name="Standard">
      <style:text-properties fo:language="en" fo:country="US" officeooo:rsid="00119021" officeooo:paragraph-rsid="00119021"/>
    </style:style>
    <style:style style:name="P14" style:family="paragraph" style:parent-style-name="Standard">
      <style:text-properties fo:language="en" fo:country="US" officeooo:rsid="001c10a6" officeooo:paragraph-rsid="001c10a6"/>
    </style:style>
    <style:style style:name="P15" style:family="paragraph" style:parent-style-name="Standard">
      <style:text-properties fo:language="en" fo:country="US" officeooo:rsid="0015572a" officeooo:paragraph-rsid="0021b439"/>
    </style:style>
    <style:style style:name="P16" style:family="paragraph" style:parent-style-name="Standard">
      <style:text-properties fo:language="en" fo:country="US" officeooo:rsid="00188ac6" officeooo:paragraph-rsid="0021b439"/>
    </style:style>
    <style:style style:name="P17" style:family="paragraph" style:parent-style-name="Standard">
      <style:text-properties fo:language="en" fo:country="US" officeooo:rsid="00188ac6" officeooo:paragraph-rsid="00188ac6"/>
    </style:style>
    <style:style style:name="P18" style:family="paragraph" style:parent-style-name="Standard">
      <style:text-properties fo:language="en" fo:country="US" officeooo:rsid="0013cdb3" officeooo:paragraph-rsid="0013cdb3"/>
    </style:style>
    <style:style style:name="P19" style:family="paragraph" style:parent-style-name="Standard">
      <style:text-properties fo:language="en" fo:country="US" officeooo:rsid="00220fea" officeooo:paragraph-rsid="00220fea"/>
    </style:style>
    <style:style style:name="P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urier 10 Pitch" fo:font-size="9pt" fo:language="en" fo:country="US" fo:font-weight="bold" officeooo:rsid="00217bce" officeooo:paragraph-rsid="00217bce" style:font-size-asian="9pt" style:font-weight-asian="bold" style:font-size-complex="9pt" style:font-weight-complex="bold"/>
    </style:style>
    <style:style style:name="T1" style:family="text">
      <style:text-properties officeooo:rsid="00119021"/>
    </style:style>
    <style:style style:name="T2" style:family="text">
      <style:text-properties officeooo:rsid="0017d16e"/>
    </style:style>
    <style:style style:name="T3" style:family="text">
      <style:text-properties officeooo:rsid="00188ac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10a6"/>
    </style:style>
    <style:style style:name="T6" style:family="text">
      <style:text-properties officeooo:rsid="001d335f"/>
    </style:style>
    <style:style style:name="T7" style:family="text">
      <style:text-properties officeooo:rsid="00203577"/>
    </style:style>
    <style:style style:name="T8" style:family="text">
      <style:text-properties officeooo:rsid="0021b439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b439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35fe7" style:font-style-asian="italic" style:font-weight-asian="normal" style:font-style-complex="italic" style:font-weight-complex="normal"/>
    </style:style>
    <style:style style:name="T12" style:family="text">
      <style:text-properties officeooo:rsid="0021c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 tried many evaluation functions, <text:span text:style-name="T12">beginning</text:span> with the most basic: number of valid moves and number of valid moves minus opponent number of valid moves, <text:span text:style-name="T1">that are actually implemented in the examples. Then, I began to try combinations of these functions.</text:span></text:p>
      <text:p text:style-name="P9"/>
      <text:p text:style-name="P12">I finished using the basic “actual minus opponent moves”, that showed best results, but trying to apply some spatial constraints: stay on center, stay close to opponent, and a combination depending on game state. </text:p>
      <text:p text:style-name="P12"/>
      <text:p text:style-name="P12"><text:span text:style-name="T8">I also tried, as suggested on videos and by the reviewers, adding weights to the evaluation function. I tried to apply actual moves minus 2 * opponent moves. Since isolation is about taking off adversary space, this aggressive behavior could lead to better results. But <text:s/>in this specific board, I bet because the movement of the horse is “non blocking”, the results did not show a huge difference. Other types <text:s/>of moves (bishop, tower, queen), certainly would reward more the aggressive and the “stay close” by prisoning the adversary fast.</text:span></text:p>
      <text:p text:style-name="P10"/>
      <text:p text:style-name="P14"><text:span text:style-name="T8">On the other hand, t</text:span>he idea behind <text:span text:style-name="T12">applying</text:span> spatial constraints <text:span text:style-name="T8">was</text:span> that, depending on the game, a good position on the board can lead a player to advantage. Since searching the entire game space is <text:span text:style-name="T12">difficulty</text:span> or impossible, this assumption can simplify the search.</text:p>
      <text:p text:style-name="P10"/>
      <text:p text:style-name="P14">The combination of constraints can be promising, but demands a design of constraints and an human made analysis of what constraint can lead a player to advantage depending on “global” state of game, using this kind of “table” to apply the correct constraint on the score function. </text:p>
      <text:p text:style-name="P13"/>
      <text:p text:style-name="P15">Running repeated times the matches, I got mixed results. Sometimes one function performs better, sometimes another, <text:span text:style-name="T3">with no huge differences between each other</text:span>. The random initialization <text:span text:style-name="T2">seems to </text:span>play a major role on results. </text:p>
      <text:p text:style-name="P15"/>
      <text:p text:style-name="P15">So, it demonstrates that the evaluation functions,including provided “improved_function” aren’t getting <text:span text:style-name="T3">entirely </text:span>the point, or, most probable, good openings matter more than evaluation functions in the first rounds of the game.</text:p>
      <text:p text:style-name="P15"/>
      <text:p text:style-name="P19">So, in resume: </text:p>
      <text:p text:style-name="P19">1 – The number of valid moves minus number of opponent moves seeemed to perform better then other functions previously applied (stay on center, random, my moves, opponent moves)</text:p>
      <text:p text:style-name="P19"/>
      <text:p text:style-name="P19">2 – Staying with this function and trying to apply weighs showed mixed results.</text:p>
      <text:p text:style-name="P19"/>
      <text:p text:style-name="P19">3 – Applying spatial constraints also showed mixed results, but the mixed results itself show that initialization play an important role.</text:p>
      <text:p text:style-name="P19"/>
      <text:p text:style-name="P15">That said, <text:span text:style-name="T10">my</text:span><text:span text:style-name="T9"> proposal a</text:span><text:span text:style-name="T10">p</text:span><text:span text:style-name="T9">proach is to </text:span><text:span text:style-name="T11">use activation function valid moves x opponent moves, running against itself many times in regression to learn best weights. Also, </text:span><text:span text:style-name="T9">complement the </text:span><text:span text:style-name="T11">utility function</text:span><text:span text:style-name="T9"> algorithm with an “opening” algorithm</text:span>, for first rounds of play. That would be done by <text:span text:style-name="T12">repeatedly</text:span> running the algorithm for every possible position on the first ‘n’ (n 2 to 6 probably) rounds and recording the positions that lead to more wins. Them, these “weights” should help to imply moves in the first rounds.</text:p>
      <text:p text:style-name="P15"/>
      <text:p text:style-name="P16">Perhaps, that complementary algorithm would be more generalizable than the constraint table mentioned before, could be “machine learned”, and would certainly scale more with the search space of the game – because the simulations would run before the actual game and results would be saved, simplifying the search on the time of the game, simply <text:span text:style-name="T12">pruning</text:span> alternatives known to be worse because of previous simulations. Remembering that even with simple games, on first rounds, <text:soft-page-break/>search spaces can be really huge, I think that pre-loaded maps would be a good <text:span text:style-name="T12">approach</text:span> to prune search space even before starting the search.</text:p>
      <text:p text:style-name="P15"/>
      <text:p text:style-name="P14">Description of the functions applied:</text:p>
      <text:p text:style-name="P14"/>
      <text:p text:style-name="P18">custom_score:</text:p>
      <text:p text:style-name="P13">Returns actual player number of moves minus opponent number of moves</text:p>
      <text:p text:style-name="P13">divided by distance of center. </text:p>
      <text:p text:style-name="P11"/>
      <text:p text:style-name="P11"/>
      <text:p text:style-name="P11"/>
      <text:p text:style-name="P18">custom_score_2:</text:p>
      <text:p text:style-name="P11">Returns opponent number of moves minus actual player number of moves</text:p>
      <text:p text:style-name="P11">divided by distance of <text:span text:style-name="T12">opponent.</text:span> </text:p>
      <text:p text:style-name="P11"/>
      <text:p text:style-name="P18">custom_score_3:</text:p>
      <text:p text:style-name="P18">On begin of game, use 1, then start using 2. </text:p>
      <text:p text:style-name="P18"/>
      <text:p text:style-name="P17">Following, results of <text:span text:style-name="T5">5 consecutive results of running tournament on actual submitted code. I modified the headings of original test for more clarity, and added a Random Agent to test_agents, and a minimax that evaluates last level if reached timeout to cpu_agents:</text:span></text:p>
      <text:p text:style-name="P17"/>
      <text:p text:style-name="P1">Custom 3 (ran 3 times):</text:p>
      <text:p text:style-name="P1"><text:s text:c="4"/>if len(game.get_blank_spaces()) / (game.width * game.height) &gt; <text:span text:style-name="T4">0.3:</text:span></text:p>
      <text:p text:style-name="P1"><text:s text:c="8"/><text:span text:style-name="T4">return custom_score_2(game, player)</text:span></text:p>
      <text:p text:style-name="P1"><text:s text:c="4"/><text:span text:style-name="T4">return custom_score(game, player)</text:span></text:p>
      <text:p text:style-name="P17"/>
      <text:p text:style-name="P2"><text:s/>Match # <text:s/>CPU - TEST <text:s text:c="4"/>Random <text:s text:c="4"/>AB_Improved <text:s text:c="2"/>AB_Custom <text:s text:c="2"/>AB_Custom_2 <text:s/>AB_Custom_3</text:p>
      <text:p text:style-name="P2"><text:s text:c="23"/>TEST | <text:s/>CPU <text:s/>TEST | <text:s/>CPU <text:s/>TEST | <text:s/>CPU <text:s/>TEST | <text:s/>CPU <text:s/>TEST | <text:s/>CPU</text:p>
      <text:p text:style-name="P2"><text:s text:c="4"/>1 <text:s text:c="6"/>Random <text:s text:c="6"/>3 <text:s/>| <text:s text:c="2"/>7 <text:s text:c="4"/>7 <text:s/>| <text:s text:c="2"/>3 <text:s text:c="3"/>10 <text:s/>| <text:s text:c="2"/>0 <text:s text:c="4"/>8 <text:s/>| <text:s text:c="2"/>2 <text:s text:c="4"/>8 <text:s/>| <text:s text:c="2"/>2</text:p>
      <text:p text:style-name="P2"><text:s text:c="4"/>2 <text:s text:c="6"/>MM_Open <text:s text:c="5"/>0 <text:s/>| <text:s/>10 <text:s text:c="4"/>8 <text:s/>| <text:s text:c="2"/>2 <text:s text:c="4"/>6 <text:s/>| <text:s text:c="2"/>4 <text:s text:c="4"/>6 <text:s/>| <text:s text:c="2"/>4 <text:s text:c="4"/>5 <text:s/>| <text:s text:c="2"/>5</text:p>
      <text:p text:style-name="P2"><text:s text:c="4"/>3 <text:s text:c="5"/>MM_Center <text:s text:c="4"/>1 <text:s/>| <text:s text:c="2"/>9 <text:s text:c="4"/>8 <text:s/>| <text:s text:c="2"/>2 <text:s text:c="4"/>7 <text:s/>| <text:s text:c="2"/>3 <text:s text:c="4"/>6 <text:s/>| <text:s text:c="2"/>4 <text:s text:c="4"/>9 <text:s/>| <text:s text:c="2"/>1</text:p>
      <text:p text:style-name="P2"><text:s text:c="4"/>4 <text:s text:c="4"/>MM_Improved <text:s text:c="3"/>1 <text:s/>| <text:s text:c="2"/>9 <text:s text:c="4"/>5 <text:s/>| <text:s text:c="2"/>5 <text:s text:c="4"/>5 <text:s/>| <text:s text:c="2"/>5 <text:s text:c="4"/>4 <text:s/>| <text:s text:c="2"/>6 <text:s text:c="4"/>5 <text:s/>| <text:s text:c="2"/>5</text:p>
      <text:p text:style-name="P2"><text:s text:c="4"/>5 <text:s text:c="4"/>MM_evtm_CS3 <text:s text:c="3"/>2 <text:s/>| <text:s text:c="2"/>8 <text:s text:c="3"/>10 <text:s/>| <text:s text:c="2"/>0 <text:s text:c="4"/>7 <text:s/>| <text:s text:c="2"/>3 <text:s text:c="4"/>7 <text:s/>| <text:s text:c="2"/>3 <text:s text:c="4"/>7 <text:s/>| <text:s text:c="2"/>3</text:p>
      <text:p text:style-name="P2"><text:s text:c="4"/>6 <text:s text:c="6"/>AB_Open <text:s text:c="5"/>1 <text:s/>| <text:s text:c="2"/>9 <text:s text:c="4"/>4 <text:s/>| <text:s text:c="2"/>6 <text:s text:c="4"/>2 <text:s/>| <text:s text:c="2"/>8 <text:s text:c="4"/>4 <text:s/>| <text:s text:c="2"/>6 <text:s text:c="4"/>6 <text:s/>| <text:s text:c="2"/>4</text:p>
      <text:p text:style-name="P2"><text:s text:c="4"/>7 <text:s text:c="5"/>AB_Center <text:s text:c="4"/>2 <text:s/>| <text:s text:c="2"/>8 <text:s text:c="4"/>5 <text:s/>| <text:s text:c="2"/>5 <text:s text:c="4"/>5 <text:s/>| <text:s text:c="2"/>5 <text:s text:c="4"/>5 <text:s/>| <text:s text:c="2"/>5 <text:s text:c="4"/>5 <text:s/>| <text:s text:c="2"/>5</text:p>
      <text:p text:style-name="P2"><text:s text:c="4"/>8 <text:s text:c="4"/>AB_Improved <text:s text:c="3"/>1 <text:s/>| <text:s text:c="2"/>9 <text:s text:c="4"/>3 <text:s/>| <text:s text:c="2"/>7 <text:s text:c="4"/>2 <text:s/>| <text:s text:c="2"/>8 <text:s text:c="4"/>3 <text:s/>| <text:s text:c="2"/>7 <text:s text:c="4"/>5 <text:s/>| <text:s text:c="2"/>5</text:p>
      <text:p text:style-name="P2">--------------------------------------------------------------------------</text:p>
      <text:p text:style-name="P2"><text:s text:c="11"/>Win Rate: <text:s text:c="5"/>13.8% <text:s text:c="7"/>62.5% <text:s text:c="7"/>55.0% <text:s text:c="7"/>53.8% <text:s text:c="7"/>62.5%</text:p>
      <text:p text:style-name="P2"/>
      <text:p text:style-name="P2"><text:s/>Match # <text:s/>CPU - TEST <text:s text:c="4"/>Random <text:s text:c="4"/>AB_Improved <text:s text:c="2"/>AB_Custom <text:s text:c="2"/>AB_Custom_2 <text:s/>AB_Custom_3</text:p>
      <text:p text:style-name="P2"><text:s text:c="23"/>TEST | <text:s/>CPU <text:s/>TEST | <text:s/>CPU <text:s/>TEST | <text:s/>CPU <text:s/>TEST | <text:s/>CPU <text:s/>TEST | <text:s/>CPU</text:p>
      <text:p text:style-name="P2"><text:s text:c="4"/>1 <text:s text:c="6"/>Random <text:s text:c="6"/>5 <text:s/>| <text:s text:c="2"/>5 <text:s text:c="4"/>8 <text:s/>| <text:s text:c="2"/>2 <text:s text:c="4"/>7 <text:s/>| <text:s text:c="2"/>3 <text:s text:c="4"/>9 <text:s/>| <text:s text:c="2"/>1 <text:s text:c="4"/>8 <text:s/>| <text:s text:c="2"/>2</text:p>
      <text:p text:style-name="P2"><text:s text:c="4"/>2 <text:s text:c="6"/>MM_Open <text:s text:c="5"/>1 <text:s/>| <text:s text:c="2"/>9 <text:s text:c="4"/>9 <text:s/>| <text:s text:c="2"/>1 <text:s text:c="4"/>7 <text:s/>| <text:s text:c="2"/>3 <text:s text:c="4"/>3 <text:s/>| <text:s text:c="2"/>7 <text:s text:c="4"/>6 <text:s/>| <text:s text:c="2"/>4</text:p>
      <text:p text:style-name="P2"><text:s text:c="4"/>3 <text:s text:c="5"/>MM_Center <text:s text:c="4"/>2 <text:s/>| <text:s text:c="2"/>8 <text:s text:c="4"/>8 <text:s/>| <text:s text:c="2"/>2 <text:s text:c="4"/>6 <text:s/>| <text:s text:c="2"/>4 <text:s text:c="4"/>8 <text:s/>| <text:s text:c="2"/>2 <text:s text:c="4"/>6 <text:s/>| <text:s text:c="2"/>4</text:p>
      <text:p text:style-name="P2"><text:s text:c="4"/>4 <text:s text:c="4"/>MM_Improved <text:s text:c="3"/>2 <text:s/>| <text:s text:c="2"/>8 <text:s text:c="4"/>8 <text:s/>| <text:s text:c="2"/>2 <text:s text:c="4"/>4 <text:s/>| <text:s text:c="2"/>6 <text:s text:c="4"/>3 <text:s/>| <text:s text:c="2"/>7 <text:s text:c="4"/>7 <text:s/>| <text:s text:c="2"/>3</text:p>
      <text:p text:style-name="P2"><text:s text:c="4"/>5 <text:s text:c="4"/>MM_evtm_CS3 <text:s text:c="3"/>0 <text:s/>| <text:s/>10 <text:s text:c="4"/>8 <text:s/>| <text:s text:c="2"/>2 <text:s text:c="4"/>6 <text:s/>| <text:s text:c="2"/>4 <text:s text:c="4"/>6 <text:s/>| <text:s text:c="2"/>4 <text:s text:c="4"/>7 <text:s/>| <text:s text:c="2"/>3</text:p>
      <text:p text:style-name="P2"><text:s text:c="4"/>6 <text:s text:c="6"/>AB_Open <text:s text:c="5"/>0 <text:s/>| <text:s/>10 <text:s text:c="4"/>6 <text:s/>| <text:s text:c="2"/>4 <text:s text:c="4"/>4 <text:s/>| <text:s text:c="2"/>6 <text:s text:c="4"/>6 <text:s/>| <text:s text:c="2"/>4 <text:s text:c="4"/>4 <text:s/>| <text:s text:c="2"/>6</text:p>
      <text:p text:style-name="P2"><text:s text:c="4"/>7 <text:s text:c="5"/>AB_Center <text:s text:c="4"/>2 <text:s/>| <text:s text:c="2"/>8 <text:s text:c="4"/>4 <text:s/>| <text:s text:c="2"/>6 <text:s text:c="4"/>5 <text:s/>| <text:s text:c="2"/>5 <text:s text:c="4"/>5 <text:s/>| <text:s text:c="2"/>5 <text:s text:c="4"/>5 <text:s/>| <text:s text:c="2"/>5</text:p>
      <text:p text:style-name="P2"><text:s text:c="4"/>8 <text:s text:c="4"/>AB_Improved <text:s text:c="3"/>2 <text:s/>| <text:s text:c="2"/>8 <text:s text:c="4"/>4 <text:s/>| <text:s text:c="2"/>6 <text:s text:c="4"/>5 <text:s/>| <text:s text:c="2"/>5 <text:s text:c="4"/>3 <text:s/>| <text:s text:c="2"/>7 <text:s text:c="4"/>2 <text:s/>| <text:s text:c="2"/>8</text:p>
      <text:p text:style-name="P2">--------------------------------------------------------------------------</text:p>
      <text:p text:style-name="P2"><text:s text:c="11"/>Win Rate: <text:s text:c="5"/>17.5% <text:s text:c="7"/>68.8% <text:s text:c="7"/>55.0% <text:s text:c="7"/>53.8% <text:s text:c="7"/>56.2%</text:p>
      <text:p text:style-name="P2"/>
      <text:p text:style-name="P1">Custom 3 <text:span text:style-name="T6">(ran 1 time)</text:span>:</text:p>
      <text:p text:style-name="P1"><text:s text:c="4"/>if len(game.get_blank_spaces()) / (game.width * game.height) &gt; <text:span text:style-name="T4">0.4:</text:span></text:p>
      <text:p text:style-name="P1"><text:s text:c="8"/><text:span text:style-name="T4">return custom_score(game, player)</text:span></text:p>
      <text:p text:style-name="P1"><text:s text:c="4"/><text:span text:style-name="T4">return custom_score_2(game, player)</text:span></text:p>
      <text:p text:style-name="P3"/>
      <text:p text:style-name="P3"><text:s/>Match # <text:s/>CPU - TEST <text:s text:c="4"/>Random <text:s text:c="4"/>AB_Improved <text:s text:c="2"/>AB_Custom <text:s text:c="2"/>AB_Custom_2 <text:s/>AB_Custom_3</text:p>
      <text:p text:style-name="P3"><text:s text:c="23"/>TEST | <text:s/>CPU <text:s/>TEST | <text:s/>CPU <text:s/>TEST | <text:s/>CPU <text:s/>TEST | <text:s/>CPU <text:s/>TEST | <text:s/>CPU</text:p>
      <text:p text:style-name="P3"><text:s text:c="4"/>1 <text:s text:c="6"/>Random <text:s text:c="6"/>4 <text:s/>| <text:s text:c="2"/>6 <text:s text:c="4"/>7 <text:s/>| <text:s text:c="2"/>3 <text:s text:c="4"/>9 <text:s/>| <text:s text:c="2"/>1 <text:s text:c="3"/>10 <text:s/>| <text:s text:c="2"/>0 <text:s text:c="4"/>8 <text:s/>| <text:s text:c="2"/>2</text:p>
      <text:p text:style-name="P3"><text:soft-page-break/><text:s text:c="4"/>2 <text:s text:c="6"/>MM_Open <text:s text:c="5"/>1 <text:s/>| <text:s text:c="2"/>9 <text:s text:c="4"/>9 <text:s/>| <text:s text:c="2"/>1 <text:s text:c="4"/>6 <text:s/>| <text:s text:c="2"/>4 <text:s text:c="4"/>6 <text:s/>| <text:s text:c="2"/>4 <text:s text:c="4"/>6 <text:s/>| <text:s text:c="2"/>4</text:p>
      <text:p text:style-name="P3"><text:s text:c="4"/>3 <text:s text:c="5"/>MM_Center <text:s text:c="4"/>2 <text:s/>| <text:s text:c="2"/>8 <text:s text:c="4"/>9 <text:s/>| <text:s text:c="2"/>1 <text:s text:c="4"/>7 <text:s/>| <text:s text:c="2"/>3 <text:s text:c="4"/>7 <text:s/>| <text:s text:c="2"/>3 <text:s text:c="4"/>7 <text:s/>| <text:s text:c="2"/>3</text:p>
      <text:p text:style-name="P3"><text:s text:c="4"/>4 <text:s text:c="4"/>MM_Improved <text:s text:c="3"/>1 <text:s/>| <text:s text:c="2"/>9 <text:s text:c="4"/>6 <text:s/>| <text:s text:c="2"/>4 <text:s text:c="4"/>7 <text:s/>| <text:s text:c="2"/>3 <text:s text:c="4"/>3 <text:s/>| <text:s text:c="2"/>7 <text:s text:c="4"/>5 <text:s/>| <text:s text:c="2"/>5</text:p>
      <text:p text:style-name="P3"><text:s text:c="4"/>5 <text:s text:c="4"/>MM_evtm_CS3 <text:s text:c="3"/>4 <text:s/>| <text:s text:c="2"/>6 <text:s text:c="4"/>8 <text:s/>| <text:s text:c="2"/>2 <text:s text:c="4"/>6 <text:s/>| <text:s text:c="2"/>4 <text:s text:c="4"/>7 <text:s/>| <text:s text:c="2"/>3 <text:s text:c="4"/>8 <text:s/>| <text:s text:c="2"/>2</text:p>
      <text:p text:style-name="P3"><text:s text:c="4"/>6 <text:s text:c="6"/>AB_Open <text:s text:c="5"/>2 <text:s/>| <text:s text:c="2"/>8 <text:s text:c="4"/>6 <text:s/>| <text:s text:c="2"/>4 <text:s text:c="4"/>4 <text:s/>| <text:s text:c="2"/>6 <text:s text:c="4"/>5 <text:s/>| <text:s text:c="2"/>5 <text:s text:c="4"/>5 <text:s/>| <text:s text:c="2"/>5</text:p>
      <text:p text:style-name="P3"><text:s text:c="4"/>7 <text:s text:c="5"/>AB_Center <text:s text:c="4"/>2 <text:s/>| <text:s text:c="2"/>8 <text:s text:c="4"/>6 <text:s/>| <text:s text:c="2"/>4 <text:s text:c="4"/>4 <text:s/>| <text:s text:c="2"/>6 <text:s text:c="4"/>5 <text:s/>| <text:s text:c="2"/>5 <text:s text:c="4"/>5 <text:s/>| <text:s text:c="2"/>5</text:p>
      <text:p text:style-name="P3"><text:s text:c="4"/>8 <text:s text:c="4"/>AB_Improved <text:s text:c="3"/>0 <text:s/>| <text:s/>10 <text:s text:c="4"/>6 <text:s/>| <text:s text:c="2"/>4 <text:s text:c="4"/>2 <text:s/>| <text:s text:c="2"/>8 <text:s text:c="4"/>3 <text:s/>| <text:s text:c="2"/>7 <text:s text:c="4"/>4 <text:s/>| <text:s text:c="2"/>6</text:p>
      <text:p text:style-name="P3">--------------------------------------------------------------------------</text:p>
      <text:p text:style-name="P3"><text:s text:c="11"/>Win Rate: <text:s text:c="5"/>20.0% <text:s text:c="7"/>71.2% <text:s text:c="7"/>56.2% <text:s text:c="7"/>57.5% <text:s text:c="7"/>60.0%</text:p>
      <text:p text:style-name="P1"/>
      <text:p text:style-name="P1">Custom 3 <text:span text:style-name="T7">(ran 2 times)</text:span>:</text:p>
      <text:p text:style-name="P1"><text:s text:c="4"/>if len(game.get_blank_spaces()) / (game.width * game.height) &gt; <text:span text:style-name="T4">0.2:</text:span></text:p>
      <text:p text:style-name="P1"><text:s text:c="8"/><text:span text:style-name="T4">return custom_score_2(game, player)</text:span></text:p>
      <text:p text:style-name="P1"><text:s text:c="4"/><text:span text:style-name="T4">return custom_score(game, player)</text:span></text:p>
      <text:p text:style-name="P4"/>
      <text:p text:style-name="P5"><text:s/>Match # <text:s/>CPU - TEST <text:s text:c="4"/>Random <text:s text:c="4"/>AB_Improved <text:s text:c="2"/>AB_Custom <text:s text:c="2"/>AB_Custom_2 <text:s/>AB_Custom_3</text:p>
      <text:p text:style-name="P5"><text:s text:c="23"/>TEST | <text:s/>CPU <text:s/>TEST | <text:s/>CPU <text:s/>TEST | <text:s/>CPU <text:s/>TEST | <text:s/>CPU <text:s/>TEST | <text:s/>CPU</text:p>
      <text:p text:style-name="P5"><text:s text:c="4"/>1 <text:s text:c="6"/>Random <text:s text:c="6"/>6 <text:s/>| <text:s text:c="2"/>4 <text:s text:c="4"/>8 <text:s/>| <text:s text:c="2"/>2 <text:s text:c="4"/>8 <text:s/>| <text:s text:c="2"/>2 <text:s text:c="3"/>10 <text:s/>| <text:s text:c="2"/>0 <text:s text:c="4"/>8 <text:s/>| <text:s text:c="2"/>2</text:p>
      <text:p text:style-name="P5"><text:s text:c="4"/>2 <text:s text:c="6"/>MM_Open <text:s text:c="5"/>1 <text:s/>| <text:s text:c="2"/>9 <text:s text:c="4"/>6 <text:s/>| <text:s text:c="2"/>4 <text:s text:c="4"/>7 <text:s/>| <text:s text:c="2"/>3 <text:s text:c="4"/>6 <text:s/>| <text:s text:c="2"/>4 <text:s text:c="4"/>4 <text:s/>| <text:s text:c="2"/>6</text:p>
      <text:p text:style-name="P5"><text:s text:c="4"/>3 <text:s text:c="5"/>MM_Center <text:s text:c="4"/>2 <text:s/>| <text:s text:c="2"/>8 <text:s text:c="4"/>7 <text:s/>| <text:s text:c="2"/>3 <text:s text:c="4"/>7 <text:s/>| <text:s text:c="2"/>3 <text:s text:c="4"/>7 <text:s/>| <text:s text:c="2"/>3 <text:s text:c="4"/>6 <text:s/>| <text:s text:c="2"/>4</text:p>
      <text:p text:style-name="P5"><text:s text:c="4"/>4 <text:s text:c="4"/>MM_Improved <text:s text:c="3"/>3 <text:s/>| <text:s text:c="2"/>7 <text:s text:c="4"/>7 <text:s/>| <text:s text:c="2"/>3 <text:s text:c="4"/>5 <text:s/>| <text:s text:c="2"/>5 <text:s text:c="4"/>6 <text:s/>| <text:s text:c="2"/>4 <text:s text:c="4"/>6 <text:s/>| <text:s text:c="2"/>4</text:p>
      <text:p text:style-name="P5"><text:s text:c="4"/>5 <text:s text:c="4"/>MM_evtm_CS3 <text:s text:c="3"/>0 <text:s/>| <text:s/>10 <text:s text:c="4"/>7 <text:s/>| <text:s text:c="2"/>3 <text:s text:c="4"/>7 <text:s/>| <text:s text:c="2"/>3 <text:s text:c="4"/>7 <text:s/>| <text:s text:c="2"/>3 <text:s text:c="4"/>8 <text:s/>| <text:s text:c="2"/>2</text:p>
      <text:p text:style-name="P5"><text:s text:c="4"/>6 <text:s text:c="6"/>AB_Open <text:s text:c="5"/>2 <text:s/>| <text:s text:c="2"/>8 <text:s text:c="4"/>4 <text:s/>| <text:s text:c="2"/>6 <text:s text:c="4"/>3 <text:s/>| <text:s text:c="2"/>7 <text:s text:c="4"/>6 <text:s/>| <text:s text:c="2"/>4 <text:s text:c="4"/>3 <text:s/>| <text:s text:c="2"/>7</text:p>
      <text:p text:style-name="P5"><text:s text:c="4"/>7 <text:s text:c="5"/>AB_Center <text:s text:c="4"/>3 <text:s/>| <text:s text:c="2"/>7 <text:s text:c="4"/>5 <text:s/>| <text:s text:c="2"/>5 <text:s text:c="4"/>5 <text:s/>| <text:s text:c="2"/>5 <text:s text:c="4"/>4 <text:s/>| <text:s text:c="2"/>6 <text:s text:c="4"/>5 <text:s/>| <text:s text:c="2"/>5</text:p>
      <text:p text:style-name="P5"><text:s text:c="4"/>8 <text:s text:c="4"/>AB_Improved <text:s text:c="3"/>1 <text:s/>| <text:s text:c="2"/>9 <text:s text:c="4"/>4 <text:s/>| <text:s text:c="2"/>6 <text:s text:c="4"/>3 <text:s/>| <text:s text:c="2"/>7 <text:s text:c="4"/>4 <text:s/>| <text:s text:c="2"/>6 <text:s text:c="4"/>4 <text:s/>| <text:s text:c="2"/>6</text:p>
      <text:p text:style-name="P5">--------------------------------------------------------------------------</text:p>
      <text:p text:style-name="P5"><text:s text:c="11"/>Win Rate: <text:s text:c="5"/>22.5% <text:s text:c="7"/>60.0% <text:s text:c="7"/>56.2% <text:s text:c="7"/>62.5% <text:s text:c="7"/>55.0%</text:p>
      <text:p text:style-name="P4"/>
      <text:p text:style-name="P6"><text:s/>Match # <text:s/>CPU - TEST <text:s text:c="4"/>Random <text:s text:c="4"/>AB_Improved <text:s text:c="2"/>AB_Custom <text:s text:c="2"/>AB_Custom_2 <text:s/>AB_Custom_3</text:p>
      <text:p text:style-name="P6"><text:s text:c="23"/>TEST | <text:s/>CPU <text:s/>TEST | <text:s/>CPU <text:s/>TEST | <text:s/>CPU <text:s/>TEST | <text:s/>CPU <text:s/>TEST | <text:s/>CPU</text:p>
      <text:p text:style-name="P6"><text:s text:c="4"/>1 <text:s text:c="6"/>Random <text:s text:c="6"/>4 <text:s/>| <text:s text:c="2"/>6 <text:s text:c="4"/>9 <text:s/>| <text:s text:c="2"/>1 <text:s text:c="4"/>7 <text:s/>| <text:s text:c="2"/>3 <text:s text:c="4"/>8 <text:s/>| <text:s text:c="2"/>2 <text:s text:c="4"/>9 <text:s/>| <text:s text:c="2"/>1</text:p>
      <text:p text:style-name="P6"><text:s text:c="4"/>2 <text:s text:c="6"/>MM_Open <text:s text:c="5"/>0 <text:s/>| <text:s/>10 <text:s text:c="4"/>7 <text:s/>| <text:s text:c="2"/>3 <text:s text:c="4"/>5 <text:s/>| <text:s text:c="2"/>5 <text:s text:c="4"/>7 <text:s/>| <text:s text:c="2"/>3 <text:s text:c="4"/>6 <text:s/>| <text:s text:c="2"/>4</text:p>
      <text:p text:style-name="P6"><text:s text:c="4"/>3 <text:s text:c="5"/>MM_Center <text:s text:c="4"/>3 <text:s/>| <text:s text:c="2"/>7 <text:s text:c="4"/>7 <text:s/>| <text:s text:c="2"/>3 <text:s text:c="4"/>7 <text:s/>| <text:s text:c="2"/>3 <text:s text:c="4"/>7 <text:s/>| <text:s text:c="2"/>3 <text:s text:c="4"/>8 <text:s/>| <text:s text:c="2"/>2</text:p>
      <text:p text:style-name="P6"><text:s text:c="4"/>4 <text:s text:c="4"/>MM_Improved <text:s text:c="3"/>0 <text:s/>| <text:s/>10 <text:s text:c="4"/>7 <text:s/>| <text:s text:c="2"/>3 <text:s text:c="4"/>7 <text:s/>| <text:s text:c="2"/>3 <text:s text:c="4"/>6 <text:s/>| <text:s text:c="2"/>4 <text:s text:c="4"/>3 <text:s/>| <text:s text:c="2"/>7</text:p>
      <text:p text:style-name="P6"><text:s text:c="4"/>5 <text:s text:c="4"/>MM_evtm_CS3 <text:s text:c="3"/>0 <text:s/>| <text:s/>10 <text:s text:c="4"/>7 <text:s/>| <text:s text:c="2"/>3 <text:s text:c="3"/>10 <text:s/>| <text:s text:c="2"/>0 <text:s text:c="4"/>5 <text:s/>| <text:s text:c="2"/>5 <text:s text:c="4"/>7 <text:s/>| <text:s text:c="2"/>3</text:p>
      <text:p text:style-name="P6"><text:s text:c="4"/>6 <text:s text:c="6"/>AB_Open <text:s text:c="5"/>4 <text:s/>| <text:s text:c="2"/>6 <text:s text:c="4"/>4 <text:s/>| <text:s text:c="2"/>6 <text:s text:c="4"/>3 <text:s/>| <text:s text:c="2"/>7 <text:s text:c="4"/>5 <text:s/>| <text:s text:c="2"/>5 <text:s text:c="4"/>5 <text:s/>| <text:s text:c="2"/>5</text:p>
      <text:p text:style-name="P6"><text:s text:c="4"/>7 <text:s text:c="5"/>AB_Center <text:s text:c="4"/>3 <text:s/>| <text:s text:c="2"/>7 <text:s text:c="4"/>4 <text:s/>| <text:s text:c="2"/>6 <text:s text:c="4"/>6 <text:s/>| <text:s text:c="2"/>4 <text:s text:c="4"/>6 <text:s/>| <text:s text:c="2"/>4 <text:s text:c="4"/>4 <text:s/>| <text:s text:c="2"/>6</text:p>
      <text:p text:style-name="P6"><text:s text:c="4"/>8 <text:s text:c="4"/>AB_Improved <text:s text:c="3"/>1 <text:s/>| <text:s text:c="2"/>9 <text:s text:c="4"/>3 <text:s/>| <text:s text:c="2"/>7 <text:s text:c="4"/>4 <text:s/>| <text:s text:c="2"/>6 <text:s text:c="4"/>1 <text:s/>| <text:s text:c="2"/>9 <text:s text:c="4"/>4 <text:s/>| <text:s text:c="2"/>6</text:p>
      <text:p text:style-name="P6">--------------------------------------------------------------------------</text:p>
      <text:p text:style-name="P6"><text:s text:c="11"/>Win Rate: <text:s text:c="5"/>18.8% <text:s text:c="7"/>60.0% <text:s text:c="7"/>61.2% <text:s text:c="7"/>56.2% <text:s text:c="7"/>57.5%</text:p>
      <text:p text:style-name="P6"/>
      <text:p text:style-name="P6"/>
      <text:p text:style-name="P7">LAST RUN</text:p>
      <text:p text:style-name="P7">Custom_score</text:p>
      <text:p text:style-name="P7"><text:s text:c="4"/># Returns actual player number of moves minus </text:p>
      <text:p text:style-name="P7"><text:s text:c="4"/># 2 times opponent number of moves</text:p>
      <text:p text:style-name="P7"/>
      <text:p text:style-name="P7">Custom_score_2</text:p>
      <text:p text:style-name="P7"><text:s text:c="4"/># Returns actual player number of moves minus </text:p>
      <text:p text:style-name="P7"><text:s text:c="4"/># 2 times opponent number of moves</text:p>
      <text:p text:style-name="P7"><text:s text:c="4"/># divided by distance of oponent. </text:p>
      <text:p text:style-name="P7">Custom_score_3</text:p>
      <text:p text:style-name="P7"><text:s text:c="4"/>if len(game.get_blank_spaces()) / (game.width * game.height) &gt; 0.6:</text:p>
      <text:p text:style-name="P7"><text:s text:c="8"/>return custom_score_2(game, player)</text:p>
      <text:p text:style-name="P7"><text:s text:c="4"/>return custom_score(game, player)</text:p>
      <text:p text:style-name="P7"/>
      <text:p text:style-name="P7"><text:s text:c="24"/>*************************</text:p>
      <text:p text:style-name="P7"><text:s text:c="29"/>Playing Matches</text:p>
      <text:p text:style-name="P7"><text:s text:c="24"/>*************************</text:p>
      <text:p text:style-name="P7"/>
      <text:p text:style-name="P7"><text:s/>Match # <text:s/>CPU - TEST <text:s text:c="4"/>Random <text:s text:c="4"/>AB_Improved <text:s text:c="2"/>AB_Custom <text:s text:c="2"/>AB_Custom_2 <text:s/>AB_Custom_3</text:p>
      <text:p text:style-name="P7"><text:s text:c="23"/>TEST | <text:s/>CPU <text:s/>TEST | <text:s/>CPU <text:s/>TEST | <text:s/>CPU <text:s/>TEST | <text:s/>CPU <text:s/>TEST | <text:s/>CPU</text:p>
      <text:p text:style-name="P7"><text:s text:c="4"/>1 <text:s text:c="6"/>Random <text:s text:c="6"/>6 <text:s/>| <text:s text:c="2"/>4 <text:s text:c="3"/>10 <text:s/>| <text:s text:c="2"/>0 <text:s text:c="4"/>9 <text:s/>| <text:s text:c="2"/>1 <text:s text:c="4"/>9 <text:s/>| <text:s text:c="2"/>1 <text:s text:c="4"/>8 <text:s/>| <text:s text:c="2"/>2</text:p>
      <text:p text:style-name="P7"><text:s text:c="4"/>2 <text:s text:c="6"/>MM_Open <text:s text:c="5"/>0 <text:s/>| <text:s/>10 <text:s text:c="3"/>10 <text:s/>| <text:s text:c="2"/>0 <text:s text:c="4"/>4 <text:s/>| <text:s text:c="2"/>6 <text:s text:c="4"/>6 <text:s/>| <text:s text:c="2"/>4 <text:s text:c="4"/>6 <text:s/>| <text:s text:c="2"/>4</text:p>
      <text:p text:style-name="P7"><text:s text:c="4"/>3 <text:s text:c="5"/>MM_Center <text:s text:c="4"/>2 <text:s/>| <text:s text:c="2"/>8 <text:s text:c="4"/>9 <text:s/>| <text:s text:c="2"/>1 <text:s text:c="4"/>7 <text:s/>| <text:s text:c="2"/>3 <text:s text:c="4"/>9 <text:s/>| <text:s text:c="2"/>1 <text:s text:c="4"/>7 <text:s/>| <text:s text:c="2"/>3</text:p>
      <text:p text:style-name="P7"><text:s text:c="4"/>4 <text:s text:c="4"/>MM_Improved <text:s text:c="3"/>0 <text:s/>| <text:s/>10 <text:s text:c="4"/>7 <text:s/>| <text:s text:c="2"/>3 <text:s text:c="4"/>4 <text:s/>| <text:s text:c="2"/>6 <text:s text:c="4"/>4 <text:s/>| <text:s text:c="2"/>6 <text:s text:c="4"/>6 <text:s/>| <text:s text:c="2"/>4</text:p>
      <text:p text:style-name="P7"><text:s text:c="4"/>5 <text:s text:c="4"/>MM_evtm_CS3 <text:s text:c="3"/>1 <text:s/>| <text:s text:c="2"/>9 <text:s text:c="4"/>7 <text:s/>| <text:s text:c="2"/>3 <text:s text:c="4"/>6 <text:s/>| <text:s text:c="2"/>4 <text:s text:c="4"/>8 <text:s/>| <text:s text:c="2"/>2 <text:s text:c="4"/>9 <text:s/>| <text:s text:c="2"/>1</text:p>
      <text:p text:style-name="P7"><text:soft-page-break/><text:s text:c="4"/>6 <text:s text:c="6"/>AB_Open <text:s text:c="5"/>1 <text:s/>| <text:s text:c="2"/>9 <text:s text:c="4"/>5 <text:s/>| <text:s text:c="2"/>5 <text:s text:c="4"/>5 <text:s/>| <text:s text:c="2"/>5 <text:s text:c="4"/>8 <text:s/>| <text:s text:c="2"/>2 <text:s text:c="4"/>6 <text:s/>| <text:s text:c="2"/>4</text:p>
      <text:p text:style-name="P7"><text:s text:c="4"/>7 <text:s text:c="5"/>AB_Center <text:s text:c="4"/>1 <text:s/>| <text:s text:c="2"/>9 <text:s text:c="4"/>8 <text:s/>| <text:s text:c="2"/>2 <text:s text:c="4"/>6 <text:s/>| <text:s text:c="2"/>4 <text:s text:c="4"/>7 <text:s/>| <text:s text:c="2"/>3 <text:s text:c="4"/>6 <text:s/>| <text:s text:c="2"/>4</text:p>
      <text:p text:style-name="P20"><text:s text:c="4"/>8 <text:s text:c="4"/>AB_Improved <text:s text:c="3"/>0 <text:s/>| <text:s/>10 <text:s text:c="4"/>4 <text:s/>| <text:s text:c="2"/>6 <text:s text:c="4"/>3 <text:s/>| <text:s text:c="2"/>7 <text:s text:c="4"/>4 <text:s/>| <text:s text:c="2"/>6 <text:s text:c="4"/>6 <text:s/>| <text:s text:c="2"/>4</text:p>
      <text:p text:style-name="P7"><text:s text:c="11"/>Win Rate: <text:s text:c="5"/>13.8% <text:s text:c="7"/>75.0% <text:s text:c="7"/>55.0% <text:s text:c="7"/>68.8% <text:s text:c="7"/>67.5%</text:p>
      <text:p text:style-name="P7"/>
      <text:p text:style-name="P7"/>
      <text:p text:style-name="P8"/>
      <text:p text:style-name="P8"><text:s/>Match # <text:s/>CPU - TEST <text:s text:c="4"/>Random <text:s text:c="4"/>AB_Improved <text:s text:c="2"/>AB_Custom <text:s text:c="2"/>AB_Custom_2 <text:s/>AB_Custom_3</text:p>
      <text:p text:style-name="P8"><text:s text:c="23"/>TEST | <text:s/>CPU <text:s/>TEST | <text:s/>CPU <text:s/>TEST | <text:s/>CPU <text:s/>TEST | <text:s/>CPU <text:s/>TEST | <text:s/>CPU</text:p>
      <text:p text:style-name="P8"><text:s text:c="4"/>1 <text:s text:c="6"/>Random <text:s text:c="6"/>6 <text:s/>| <text:s text:c="2"/>4 <text:s text:c="4"/>8 <text:s/>| <text:s text:c="2"/>2 <text:s text:c="4"/>8 <text:s/>| <text:s text:c="2"/>2 <text:s text:c="4"/>8 <text:s/>| <text:s text:c="2"/>2 <text:s text:c="4"/>9 <text:s/>| <text:s text:c="2"/>1</text:p>
      <text:p text:style-name="P8"><text:s text:c="4"/>2 <text:s text:c="6"/>MM_Open <text:s text:c="5"/>1 <text:s/>| <text:s text:c="2"/>9 <text:s text:c="4"/>6 <text:s/>| <text:s text:c="2"/>4 <text:s text:c="4"/>8 <text:s/>| <text:s text:c="2"/>2 <text:s text:c="4"/>7 <text:s/>| <text:s text:c="2"/>3 <text:s text:c="4"/>5 <text:s/>| <text:s text:c="2"/>5</text:p>
      <text:p text:style-name="P8"><text:s text:c="4"/>3 <text:s text:c="5"/>MM_Center <text:s text:c="4"/>1 <text:s/>| <text:s text:c="2"/>9 <text:s text:c="4"/>8 <text:s/>| <text:s text:c="2"/>2 <text:s text:c="4"/>6 <text:s/>| <text:s text:c="2"/>4 <text:s text:c="4"/>7 <text:s/>| <text:s text:c="2"/>3 <text:s text:c="4"/>7 <text:s/>| <text:s text:c="2"/>3</text:p>
      <text:p text:style-name="P8"><text:s text:c="4"/>4 <text:s text:c="4"/>MM_Improved <text:s text:c="3"/>1 <text:s/>| <text:s text:c="2"/>9 <text:s text:c="4"/>6 <text:s/>| <text:s text:c="2"/>4 <text:s text:c="4"/>8 <text:s/>| <text:s text:c="2"/>2 <text:s text:c="4"/>6 <text:s/>| <text:s text:c="2"/>4 <text:s text:c="4"/>6 <text:s/>| <text:s text:c="2"/>4</text:p>
      <text:p text:style-name="P8"><text:s text:c="4"/>5 <text:s text:c="4"/>MM_evtm_CS3 <text:s text:c="3"/>4 <text:s/>| <text:s text:c="2"/>6 <text:s text:c="4"/>8 <text:s/>| <text:s text:c="2"/>2 <text:s text:c="4"/>9 <text:s/>| <text:s text:c="2"/>1 <text:s text:c="3"/>10 <text:s/>| <text:s text:c="2"/>0 <text:s text:c="4"/>7 <text:s/>| <text:s text:c="2"/>3</text:p>
      <text:p text:style-name="P8"><text:s text:c="4"/>6 <text:s text:c="6"/>AB_Open <text:s text:c="5"/>2 <text:s/>| <text:s text:c="2"/>8 <text:s text:c="4"/>5 <text:s/>| <text:s text:c="2"/>5 <text:s text:c="4"/>5 <text:s/>| <text:s text:c="2"/>5 <text:s text:c="4"/>5 <text:s/>| <text:s text:c="2"/>5 <text:s text:c="4"/>5 <text:s/>| <text:s text:c="2"/>5</text:p>
      <text:p text:style-name="P8"><text:s text:c="4"/>7 <text:s text:c="5"/>AB_Center <text:s text:c="4"/>2 <text:s/>| <text:s text:c="2"/>8 <text:s text:c="4"/>5 <text:s/>| <text:s text:c="2"/>5 <text:s text:c="4"/>7 <text:s/>| <text:s text:c="2"/>3 <text:s text:c="4"/>6 <text:s/>| <text:s text:c="2"/>4 <text:s text:c="4"/>6 <text:s/>| <text:s text:c="2"/>4</text:p>
      <text:p text:style-name="P8"><text:s text:c="4"/>8 <text:s text:c="4"/>AB_Improved <text:s text:c="3"/>2 <text:s/>| <text:s text:c="2"/>8 <text:s text:c="4"/>4 <text:s/>| <text:s text:c="2"/>6 <text:s text:c="4"/>3 <text:s/>| <text:s text:c="2"/>7 <text:s text:c="4"/>3 <text:s/>| <text:s text:c="2"/>7 <text:s text:c="4"/>5 <text:s/>| <text:s text:c="2"/>5</text:p>
      <text:p text:style-name="P8">--------------------------------------------------------------------------</text:p>
      <text:p text:style-name="P8"><text:s text:c="11"/>Win Rate: <text:s text:c="5"/>23.8% <text:s text:c="7"/>62.5% <text:s text:c="7"/>67.5% <text:s text:c="7"/>65.0% <text:s text:c="7"/>62.5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19:03.347305054</meta:creation-date>
    <dc:date>2018-03-11T19:08:29.215025595</dc:date>
    <meta:editing-duration>PT3H14M19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4" meta:paragraph-count="133" meta:word-count="1958" meta:character-count="12198" meta:non-whitespace-character-count="7107"/>
  </office:meta>
</office:document-meta>
</file>